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cc40" officeooo:paragraph-rsid="0001cc40"/>
    </style:style>
    <style:style style:name="P2" style:family="paragraph" style:parent-style-name="Standard">
      <style:text-properties fo:font-weight="bold" officeooo:rsid="0001cc40" officeooo:paragraph-rsid="0001cc40" style:font-weight-asian="bold" style:font-weight-complex="bold"/>
    </style:style>
    <style:style style:name="P3" style:family="paragraph" style:parent-style-name="Standard">
      <style:text-properties officeooo:rsid="0003f617" officeooo:paragraph-rsid="0003f617"/>
    </style:style>
    <style:style style:name="P4" style:family="paragraph" style:parent-style-name="Standard">
      <style:text-properties officeooo:rsid="0001cc40" officeooo:paragraph-rsid="0003c89d"/>
    </style:style>
    <style:style style:name="P5" style:family="paragraph" style:parent-style-name="Standard">
      <style:text-properties officeooo:rsid="0005c003" officeooo:paragraph-rsid="0005c003"/>
    </style:style>
    <style:style style:name="P6" style:family="paragraph" style:parent-style-name="Standard">
      <style:text-properties fo:font-weight="bold" officeooo:rsid="0005c003" officeooo:paragraph-rsid="0005c003" style:font-weight-asian="bold" style:font-weight-complex="bold"/>
    </style:style>
    <style:style style:name="T1" style:family="text">
      <style:text-properties officeooo:rsid="0003c89d"/>
    </style:style>
    <style:style style:name="T2" style:family="text">
      <style:text-properties fo:font-weight="bold" style:font-weight-asian="bold" style:font-weight-complex="bold"/>
    </style:style>
    <style:style style:name="T3" style:family="text">
      <style:text-properties officeooo:rsid="0005c003"/>
    </style:style>
    <style:style style:name="T4" style:family="text">
      <style:text-properties fo:font-weight="normal" officeooo:rsid="0001cc4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is Plan</text:p>
      <text:p text:style-name="P1"/>
      <text:p text:style-name="P1">The objective is to replicate the analysis conducted in [Polling sites paper] using pharmacy location data rather than location data for polling sites. Currently, there are five files used in addition to the master process flow file, which is just used to call all of the others and provide appropriate input/output variables. </text:p>
      <text:p text:style-name="P1"/>
      <text:p text:style-name="P2">PharmacyCityState file</text:p>
      <text:p text:style-name="P1"/>
      <text:p text:style-name="P1">To begin, acquire the location information for each pharmacy in a city from the National Provider Identifier (NPI) registry. This is currently done using the urllib package in python, but will need to be updated to use a newer version of the package. This data is returned as a json file that is then normalized to a table using the json_normalize function from the Pandas package. </text:p>
      <text:p text:style-name="P1"/>
      <text:p text:style-name="P1">Filter to those NPIs that have an enumeration type of 2, which should restrict to organizations rather than individual pharmacists. </text:p>
      <text:p text:style-name="P1"/>
      <text:p text:style-name="P1">Extract and clean the practice address from the table. Since some were found, remove and save pharmacies that only have a mailing address (primarily identified by filtering to those without an address_purpose with a status of “LOCATION” and with an address_purpose of “MAILING”). Additionally, remove and save those pharmacies with no location information. Remove pharmacies with the same address location (keeping the first). </text:p>
      <text:p text:style-name="P1"/>
      <text:p text:style-name="P1">Remove inactive pharmacies and get latitudinal and longitudinal coordinates. Using the address data collected in the previous step along with the organization name, search google places (requires an API key, which can be used freely up to a certain monthly limit) to check the status of each of the remaining pharmacies; keep those with a status of “OPERATIONAL” and save the rest to a separate file for investigation (if desired). </text:p>
      <text:p text:style-name="P1"/>
      <text:p text:style-name="P1">Deduplicate the location data using the latitude and longitude data collected in the previous step and save the file in CSV format with the following naming convention: Pharmacy_Data_&lt;City&gt;_&lt;State&gt;.csv. </text:p>
      <text:p text:style-name="P1"/>
      <text:p text:style-name="P2">Zip_to_censustract file</text:p>
      <text:p text:style-name="P1"/>
      <text:p text:style-name="P1">Read in files with the appropriate naming convention. Get the city name and state abbreviation from the file name and create a place name (e.g., Milwaukee, WI, USA). Use the place name to get the latitude and longitude <text:s/>of the city based on the centroid of the shape given from the geocode_to_gdf function in the osmnx package. This is used later on to filter out pharmacies that are unreasonably far away from the center of the city based on a threshold value determined by the user.</text:p>
      <text:p text:style-name="P1"/>
      <text:p text:style-name="P1">Next, use the latitude and longitude of each pharmacy to get the census tract that the pharmacy is in using the coordinates function in the censusgeocode package. Using the tract ID, extract the desired information from each tract. Currently, we use the total population, count of people under 50% of the federal poverty threshold, and the count of people between 50% and 99% of the poverty threshold. These are summed together, divided by the total population, and multiplied by 100 to get the poverty rate for each tract. This may be used in another step down the line, but currently isn’t used.</text:p>
      <text:p text:style-name="P1"/>
      <text:p text:style-name="P1"><text:soft-page-break/>Filter out pharmacies greater than X miles from the city center. Distance is calculated using the haversine distance. <text:s/></text:p>
      <text:p text:style-name="P1"/>
      <text:p text:style-name="P1">Save the census tract information along with all of the data we already had for each pharmacy to a CSV file.</text:p>
      <text:p text:style-name="P1"/>
      <text:p text:style-name="P2">Raw_walk_and_drive_times_test_2</text:p>
      <text:p text:style-name="P2"/>
      <text:p text:style-name="P1">In this step, the goal is to calculate the walk and drive times between each pharmacy <text:span text:style-name="T3">and end up with a walk and drive time matrix for the city of interest</text:span>. Originally, we used an approach that implemented multiprocessing, which is useful for calculating these times quickly using a powerful computer or cluster. Recently, we have switched to calculating <text:span text:style-name="T3">travel times</text:span> without multiprocessing implemented as it makes the runs quicker on less powerful computers. The end result is essentially the same regardless of which mode of calculation is used.</text:p>
      <text:p text:style-name="P1"/>
      <text:p text:style-name="P1">Build a bounding box to get a graph from the OSMnx package. Using the minimum and maximum latitud<text:span text:style-name="T3">inal</text:span> and longitud<text:span text:style-name="T3">inal</text:span> values from our list of pharmacies, create a bounding box for the graph that is called using the graph_from_bbox function in the OSMnx pacakge. <text:span text:style-name="T1">We create the graph from a bounding box rather than something like the city name to ensure that each pharmacy in our dataset is able to be mapped and distances are able to be calculated. When we were using the city name to get a graph, there were often pharmacies that fell outside of the graph. This may have been due to differing definitions of city boundaries or just because the data in the NPI registry is fairly messy. This is also why we did a lot of filtering and cleaning of pharmacy data earlier. </text:span></text:p>
      <text:p text:style-name="P1"/>
      <text:p text:style-name="P4">Use the single_source_dijkstra_path_length from the networkx package to calculate the shortest path between each node <text:span text:style-name="T1">in the graph</text:span>. This returns a distance, which is then used to calculate the walk or drive time. The walking speed is manually set (we used the same speed as in the polling sites paper). The drive speed is a node attribute included in the map discussed in the <text:span text:style-name="T1">previous</text:span> step. <text:span text:style-name="T1">Divide the distance by the speed to get the travel time between each pharmacy. </text:span></text:p>
      <text:p text:style-name="P4"/>
      <text:p text:style-name="P6">Compute_t_matrices_1</text:p>
      <text:p text:style-name="P5"/>
      <text:p text:style-name="P5">The goal of this code is to calculate the weighted travel time matrices that that will be used in the TDA calculations using the raw walk and drive time matrices created in the previous step and the census tract information gathered in the <text:span text:style-name="T4">Zip_to_censustract file</text:span>. The weight for each pharmacy should calculated similarly to the calculation in the polling sites paper, but it currently is a bit different. That is, we first calculate d tilde for the drive time matrix as ((1/(P(x) + P(y))) * (P(x) * t_car(x,y) + P(y) * t_car(y,x))), where P(x) is the population of the pharmacy at location x and t_car(x,y) is the travel time from the pharmacy at location x to the pharmacy at location y. A bit of clean up is required to go from d tilde to our final distance matrix d. To account for areas where populations in both pharmacy locations are zero, we currently set the distance between the two pharmacies to be zero (this will likely need to be updated to just be the raw walk and drive time matrices until we add in wait times). In cases where the population is zero at one pharmacy location (x), but not the other (y), we use the weighted distance from y to x (this could also be adjusted to instead just use the unweighted value). If both populations are non-zero, calculate the distance as ((1/(P(x) + P(y))) * (P(x) * dtilde(x,y) + P(y) * dtilde(y,x))).</text:p>
      <text:p text:style-name="P5"/>
      <text:p text:style-name="P5">There are two other functions that are defined and currently used. The first is process_files and the second is batch_process_all. The first runs the calculations described above, the second calls the first for each file in the directory that contains your travel time matrices. </text:p>
      <text:p text:style-name="P5"><text:soft-page-break/></text:p>
      <text:p text:style-name="P5">There is one more function, load_labeled_matrix, but it is a hold over from an older version of this file.</text:p>
      <text:p text:style-name="P5"/>
      <text:p text:style-name="P6">giotto_persistence_modular_1</text:p>
      <text:p text:style-name="P4"/>
      <text:p text:style-name="P5">The goal of this code is to use the weighted matrices calculated in the previous steps to calculate various topological data analysis metrics. <text:s/>First, we load in the distance matrix that we’re interested in calculating our metrics for. Next, use the VietorisRipsPersistence function to define what homology dimensions we are interested in (currently this is 0 and 1 since we can interpret those) and scale the time to be minutes instead of seconds by dividing by 60. Save the persistence diagram plots (these end with _diagram) and the custom scaled plots (these end with _custom) to your output folder. My goal with the custom plots was to get an intermediate picture between the persistence diagrams and the persistence landscapes, but I haven’t gotten that code quite right, so those plots look strange. Next, use the PersistenceLandscape to get the landscape plots and save those. Finally, save the arrays of the birth/death times. </text:p>
      <text:p text:style-name="P5"/>
      <text:p text:style-name="P5">Originally, another goal was to create gif files (using the generate_pharmacy_birth_death_gif function) showing the expanding boarder around each point to more clearly show the dynamics through time, but I haven’t been successful with that as of yet. First, we load in the pharmacy location csv to get the latitude and longitude of each one. Then, we load the matrix that we’re interested in calculating our metrics for and scale the time to be minutes instead of seconds by dividing by 60. Next, use the VietorisRipsPersistence function to define what homology dimensions we are interested in (currently this is 0 and 1 since we can interpret those)…. </text:p>
      <text:p text:style-name="P5"/>
      <text:p text:style-name="P5">batch_generate_birth_death_gifs applies generate_pharmacy_birth_death_gif to all of the files in the specified directory.</text:p>
      <text:p text:style-name="P5"/>
      <text:p text:style-name="P3"><text:span text:style-name="T2">THINK</text:span> about where waiting times can be implemented in the code. Eqn 2.2 on page 5 of polling paper. They keep the ball from growing until it passes the waiting time threshol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13T09:26:31.418000000</meta:creation-date>
    <dc:date>2025-09-27T08:45:26.749000000</dc:date>
    <meta:editing-duration>PT6H53M45S</meta:editing-duration>
    <meta:editing-cycles>4</meta:editing-cycles>
    <meta:generator>EasyOffice/7.6.2.1.0$Windows_X86_64 LibreOffice_project/0bc4d647150f05f02b71ccb5539a4012b57f1faf</meta:generator>
    <meta:document-statistic meta:table-count="0" meta:image-count="0" meta:object-count="0" meta:page-count="3" meta:paragraph-count="26" meta:word-count="1452" meta:character-count="8764" meta:non-whitespace-character-count="7322"/>
  </office:meta>
</office:document-meta>
</file>